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4.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2.946cm"/>
    </style:style>
    <style:style style:name="co12" style:family="table-column">
      <style:table-column-properties fo:break-before="auto" style:column-width="2.872cm"/>
    </style:style>
    <style:style style:name="co13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9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29"/>
        <table:table-column table:style-name="co1" table:number-columns-repeated="1636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STER 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 table:number-columns-repeated="16362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ce9"/>
          <table:table-cell table:style-name="ce9" office:value-type="string" calcext:value-type="string">
            <text:p>NEW BATCH OF RUNS WITH UPDATED FOSSIL PRES, PARRALEL AND ER Model of ace and crown</text:p>
          </table:table-cell>
          <table:table-cell table:number-columns-repeated="6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2"/>
          <table:table-cell table:number-columns-repeated="9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16365"/>
        </table:table-row>
        <table:table-row table:style-name="ro2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style-name="ce19" office:value-type="float" office:value="8645913" calcext:value-type="float">
            <text:p>8645913</text:p>
          </table:table-cell>
          <table:table-cell office:value-type="string" calcext:value-type="string">
            <text:p>No</text:p>
          </table:table-cell>
          <table:table-cell table:style-name="ce19" office:value-type="float" office:value="8645913" calcext:value-type="float">
            <text:p>8645913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13:35 + </text:p>
          </table:table-cell>
          <table:table-cell table:number-columns-repeated="1636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8683" calcext:value-type="float">
            <text:p>8648683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48683" calcext:value-type="float">
            <text:p>8648683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string" calcext:value-type="string">
            <text:p>8602865 &amp; Tbc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16364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style-name="ce18" office:value-type="float" office:value="8678685" calcext:value-type="float">
            <text:p>8678685</text:p>
          </table:table-cell>
          <table:table-cell office:value-type="string" calcext:value-type="string">
            <text:p>No</text:p>
          </table:table-cell>
          <table:table-cell table:style-name="ce18" office:value-type="float" office:value="8678685" calcext:value-type="float">
            <text:p>8678685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16364"/>
        </table:table-row>
        <table:table-row table:style-name="ro1" table:number-rows-repeated="2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0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1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2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3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4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5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6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7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8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1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2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3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4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5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6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7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8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099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BM_t + OU_w + OU_st + OU_sh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3" table:style-name="ce29" office:value-type="float" office:value="8690335" calcext:value-type="float">
            <text:p>8690335</text:p>
          </table:table-cell>
          <table:table-cell table:number-columns-repeated="7"/>
          <table:table-cell office:value-type="string" calcext:value-type="string">
            <text:p>8690335_100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6:54:59.510039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6-02-20T18:59:27.559444024</dc:date>
    <meta:editing-duration>P3DT5H50M45S</meta:editing-duration>
    <meta:editing-cycles>56</meta:editing-cycles>
    <meta:generator>LibreOffice/24.2.7.2$Linux_X86_64 LibreOffice_project/420$Build-2</meta:generator>
    <meta:document-statistic meta:table-count="1" meta:cell-count="19929" meta:object-count="0"/>
  </office:meta>
</office:document-meta>
</file>